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5611in" fo:margin-left="0in" table:align="left" fo:keep-with-next="always"/>
    </style:style>
    <style:style style:name="Table1.A" style:family="table-column">
      <style:table-column-properties style:column-width="2.0611in"/>
    </style:style>
    <style:style style:name="Table1.B" style:family="table-column">
      <style:table-column-properties style:column-width="0.2549in"/>
    </style:style>
    <style:style style:name="Table1.C" style:family="table-column">
      <style:table-column-properties style:column-width="5.2451in"/>
    </style:style>
    <style:style style:name="Table1.A1" style:family="table-cell">
      <style:table-cell-properties fo:padding="0in" fo:border="none"/>
    </style:style>
    <style:style style:name="Table1.C3" style:family="table-cell">
      <style:table-cell-properties style:vertical-align="" fo:padding="0in" fo:border="none"/>
    </style:style>
    <style:style style:name="P1" style:family="paragraph" style:parent-style-name="Table_20_Contents">
      <loext:graphic-properties draw:fill="none"/>
      <style:paragraph-properties fo:margin-top="0in" fo:margin-bottom="0in" loext:contextual-spacing="true" fo:line-height="115%" fo:text-align="start" style:justify-single-word="false" fo:background-color="transparent" style:writing-mode="page"/>
      <style:text-properties style:font-name="Montserrat" fo:font-size="10pt" officeooo:rsid="0006e304" officeooo:paragraph-rsid="0007e15c" style:font-size-asian="8.75pt" style:font-size-complex="10pt"/>
    </style:style>
    <style:style style:name="P2" style:family="paragraph" style:parent-style-name="Table_20_Contents">
      <style:paragraph-properties fo:margin-top="0in" fo:margin-bottom="0in" loext:contextual-spacing="true" fo:line-height="115%" style:writing-mode="page"/>
      <style:text-properties style:font-name="Montserrat" fo:font-size="10pt" officeooo:rsid="0006e304" officeooo:paragraph-rsid="0006e304" style:font-size-asian="8.75pt" style:font-size-complex="10pt"/>
    </style:style>
    <style:style style:name="P3" style:family="paragraph" style:parent-style-name="Table_20_Contents">
      <style:paragraph-properties fo:margin-top="0in" fo:margin-bottom="0in" loext:contextual-spacing="true" fo:line-height="115%" style:writing-mode="page"/>
      <style:text-properties style:font-name="Montserrat" fo:font-size="16pt" style:text-underline-style="solid" style:text-underline-width="auto" style:text-underline-color="font-color" officeooo:rsid="0006cdff" officeooo:paragraph-rsid="0006cdff" style:font-size-asian="16pt" style:font-size-complex="16pt"/>
    </style:style>
    <style:style style:name="P4" style:family="paragraph" style:parent-style-name="Standard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Montserrat" fo:font-size="9pt" fo:font-style="normal" style:text-underline-style="none" fo:font-weight="normal" officeooo:rsid="00251884" officeooo:paragraph-rsid="0024a193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style="italic" fo:font-weight="bold" officeooo:rsid="00174558" officeooo:paragraph-rsid="002ca020" style:font-size-asian="9.5pt" style:font-style-asian="italic" style:font-weight-asian="bold" style:font-size-complex="9.5pt" style:font-style-complex="italic" style:font-weight-complex="bold"/>
    </style:style>
    <style:style style:name="P6" style:family="paragraph" style:parent-style-name="Standard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style="normal" fo:font-weight="normal" officeooo:rsid="00174558" officeooo:paragraph-rsid="002ca020" style:font-size-asian="9.5pt" style:font-style-asian="normal" style:font-weight-asian="normal" style:font-size-complex="9.5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style="normal" fo:font-weight="normal" officeooo:rsid="00174558" officeooo:paragraph-rsid="0006e304" style:font-size-asian="9.5pt" style:font-style-asian="normal" style:font-weight-asian="normal" style:font-size-complex="9.5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style="normal" fo:font-weight="bold" officeooo:rsid="00174558" officeooo:paragraph-rsid="0006e304" style:font-size-asian="9.5pt" style:font-style-asian="normal" style:font-weight-asian="bold" style:font-size-complex="9.5pt" style:font-style-complex="normal" style:font-weight-complex="bold"/>
    </style:style>
    <style:style style:name="P9" style:family="paragraph" style:parent-style-name="Table_20_Contents">
      <loext:graphic-properties draw:fill="none"/>
      <style:paragraph-properties fo:margin-left="0.0402in" fo:margin-right="0in" fo:margin-top="0in" fo:margin-bottom="0in" loext:contextual-spacing="true" fo:line-height="115%" fo:text-indent="0in" style:auto-text-indent="false" fo:background-color="transparent" style:writing-mode="page"/>
      <style:text-properties fo:color="#94070a" style:font-name="Montserrat" fo:font-size="14pt" style:text-underline-style="solid" style:text-underline-width="auto" style:text-underline-color="font-color" officeooo:rsid="0006cdff" officeooo:paragraph-rsid="0006cdff" style:font-size-asian="14pt" style:font-size-complex="14pt"/>
    </style:style>
    <style:style style:name="P10" style:family="paragraph" style:parent-style-name="Table_20_Contents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text:number-lines="false" text:line-number="0" style:writing-mode="page"/>
      <style:text-properties fo:color="#94070a" style:font-name="Montserrat" fo:font-size="10pt" fo:font-style="normal" style:text-underline-style="solid" style:text-underline-width="auto" style:text-underline-color="font-color" fo:font-weight="normal" officeooo:rsid="0006cdff" officeooo:paragraph-rsid="000a94a0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loext:graphic-properties draw:fill="none"/>
      <style:paragraph-properties fo:margin-left="0.0402in" fo:margin-right="0in" fo:margin-top="0in" fo:margin-bottom="0in" loext:contextual-spacing="true" fo:line-height="115%" fo:text-align="start" style:justify-single-word="false" fo:text-indent="0in" style:auto-text-indent="false" fo:background-color="transparent" text:number-lines="false" text:line-number="0" style:writing-mode="page"/>
      <style:text-properties fo:color="#94070a" style:font-name="Montserrat" fo:font-size="14pt" fo:font-style="normal" style:text-underline-style="solid" style:text-underline-width="auto" style:text-underline-color="font-color" fo:font-weight="normal" officeooo:rsid="0006cdff" officeooo:paragraph-rsid="000a94a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able_20_Contents">
      <loext:graphic-properties draw:fill="none"/>
      <style:paragraph-properties fo:margin-left="0.0402in" fo:margin-right="0in" fo:line-height="115%" fo:text-indent="0in" style:auto-text-indent="false" fo:background-color="transparent" text:number-lines="false" text:line-number="0" style:writing-mode="page"/>
      <style:text-properties fo:color="#94070a" style:font-name="Montserrat" fo:font-size="14pt" style:text-underline-style="solid" style:text-underline-width="auto" style:text-underline-color="font-color" officeooo:rsid="0006cdff" officeooo:paragraph-rsid="00557ca0" style:font-size-asian="14pt" style:font-size-complex="14pt"/>
    </style:style>
    <style:style style:name="P13" style:family="paragraph" style:parent-style-name="Table_20_Contents">
      <style:paragraph-properties fo:margin-top="0.0598in" fo:margin-bottom="0.0598in" loext:contextual-spacing="false" fo:text-align="center" style:justify-single-word="false"/>
      <style:text-properties fo:color="#94070a" style:font-name="Montserrat" fo:font-size="26pt" officeooo:rsid="0006cdff" officeooo:paragraph-rsid="000bcaa0" style:font-size-asian="26pt" style:font-size-complex="26pt"/>
    </style:style>
    <style:style style:name="P14" style:family="paragraph" style:parent-style-name="Standard">
      <loext:graphic-properties draw:fill="none"/>
      <style:paragraph-properties fo:margin-left="0.5402in" fo:margin-right="0in" fo:line-height="115%" fo:text-align="start" style:justify-single-word="false" fo:text-indent="-0.25in" style:auto-text-indent="false" fo:background-color="transparent" style:writing-mode="page"/>
      <style:text-properties fo:color="#94070a" style:font-name="Montserrat" fo:font-size="10pt" fo:font-style="normal" style:text-underline-style="solid" style:text-underline-width="auto" style:text-underline-color="font-color" fo:font-weight="normal" officeooo:rsid="0007e15c" officeooo:paragraph-rsid="0006f0d1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.0799in" fo:margin-right="0in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weight="bold" officeooo:rsid="00251884" officeooo:paragraph-rsid="00557ca0" style:font-size-asian="9.5pt" style:font-weight-asian="bold" style:font-size-complex="9.5pt" style:font-weight-complex="bold"/>
    </style:style>
    <style:style style:name="P16" style:family="paragraph" style:parent-style-name="Standard">
      <loext:graphic-properties draw:fill="none"/>
      <style:paragraph-properties fo:margin-left="0.0799in" fo:margin-right="0in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style="normal" fo:font-weight="bold" officeooo:rsid="0006f0d1" officeooo:paragraph-rsid="00557ca0" style:font-size-asian="9.5pt" style:font-style-asian="normal" style:font-weight-asian="bold" style:font-size-complex="9.5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.0799in" fo:margin-right="0in" fo:line-height="115%" fo:text-align="start" style:justify-single-word="false" fo:text-indent="0in" style:auto-text-indent="false" fo:background-color="transparent" style:writing-mode="page"/>
      <style:text-properties style:font-name="Montserrat" fo:font-size="9.5pt" fo:font-style="italic" fo:font-weight="normal" officeooo:rsid="00170ed4" officeooo:paragraph-rsid="00557ca0" style:font-size-asian="9.5pt" style:font-style-asian="italic" style:font-weight-asian="normal" style:font-size-complex="9.5pt" style:font-style-complex="italic" style:font-weight-complex="normal"/>
    </style:style>
    <style:style style:name="P18" style:family="paragraph" style:parent-style-name="Standard">
      <loext:graphic-properties draw:fill="none"/>
      <style:paragraph-properties fo:margin-left="0.0799in" fo:margin-right="0in" fo:line-height="115%" fo:text-align="start" style:justify-single-word="false" fo:text-indent="0in" style:auto-text-indent="false" fo:background-color="transparent" style:writing-mode="page"/>
      <style:text-properties style:font-name="Montserrat" fo:font-size="10pt" fo:font-style="italic" fo:font-weight="bold" officeooo:rsid="0006f0d1" officeooo:paragraph-rsid="00557ca0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0.0799in" fo:margin-right="0in" fo:line-height="115%" fo:text-align="start" style:justify-single-word="false" fo:text-indent="0in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557ca0" officeooo:paragraph-rsid="00557ca0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0799in" fo:margin-right="0in" fo:line-height="115%" fo:text-align="start" style:justify-single-word="false" fo:text-indent="0in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251884" officeooo:paragraph-rsid="00557ca0" style:text-blinking="false" fo:background-color="transparent" style:font-size-asian="9.5pt" style:font-style-asian="italic" style:font-weight-asian="normal" style:font-size-complex="9.5pt" style:font-style-complex="italic" style:font-weight-complex="normal"/>
    </style:style>
    <style:style style:name="P21" style:family="paragraph" style:parent-style-name="Table_20_Contents">
      <loext:graphic-properties draw:fill="none"/>
      <style:paragraph-properties fo:margin-left="0.0799in" fo:margin-right="0in" fo:line-height="115%" fo:text-indent="0in" style:auto-text-indent="false" fo:background-color="transparent" text:number-lines="false" text:line-number="0" style:writing-mode="page"/>
      <style:text-properties style:font-name="Montserrat" fo:font-size="9.5pt" fo:font-weight="bold" officeooo:rsid="0006f0d1" officeooo:paragraph-rsid="00557ca0" style:font-size-asian="9.5pt" style:font-weight-asian="bold" style:font-size-complex="9.5pt" style:font-weight-complex="bold"/>
    </style:style>
    <style:style style:name="P22" style:family="paragraph" style:parent-style-name="Table_20_Contents">
      <loext:graphic-properties draw:fill="none"/>
      <style:paragraph-properties fo:margin-left="0.0799in" fo:margin-right="0in" fo:line-height="115%" fo:text-indent="0in" style:auto-text-indent="false" fo:background-color="transparent" text:number-lines="false" text:line-number="0" style:writing-mode="page"/>
      <style:text-properties style:font-name="Montserrat" fo:font-size="9.5pt" fo:font-style="italic" fo:font-weight="normal" officeooo:rsid="0006f0d1" officeooo:paragraph-rsid="00557ca0" style:font-size-asian="9.5pt" style:font-style-asian="italic" style:font-weight-asian="normal" style:font-size-complex="9.5pt" style:font-style-complex="italic" style:font-weight-complex="normal"/>
    </style:style>
    <style:style style:name="P23" style:family="paragraph" style:parent-style-name="Table_20_Contents">
      <loext:graphic-properties draw:fill="none"/>
      <style:paragraph-properties fo:margin-left="0.0799in" fo:margin-right="0in" fo:line-height="115%" fo:text-indent="0in" style:auto-text-indent="false" fo:background-color="transparent" text:number-lines="false" text:line-number="0" style:writing-mode="page"/>
      <style:text-properties style:font-name="Montserrat" fo:font-size="10pt" fo:font-weight="bold" officeooo:rsid="0006f0d1" officeooo:paragraph-rsid="00557ca0" style:font-size-asian="8.75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 style:writing-mode="page"/>
      <style:text-properties fo:color="#94070a" style:font-name="Montserrat" fo:font-size="14pt" fo:font-style="normal" style:text-underline-style="solid" style:text-underline-width="auto" style:text-underline-color="font-color" fo:font-weight="normal" officeooo:rsid="0007e15c" officeooo:paragraph-rsid="00557ca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57e8cb" officeooo:paragraph-rsid="0057e8cb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26" style:family="paragraph" style:parent-style-name="Standard" style:list-style-name="L2">
      <loext:graphic-properties draw:fill="none"/>
      <style:paragraph-properties fo:margin-left="0.3118in" fo:margin-right="0in" fo:margin-top="0in" fo:margin-bottom="0in" loext:contextual-spacing="true" fo:line-height="115%" fo:text-align="start" style:justify-single-word="false" fo:text-indent="-0.25in" style:auto-text-indent="false" fo:background-color="transparent" style:writing-mode="page">
        <style:tab-stops>
          <style:tab-stop style:position="-0.1311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0e7cd5" officeooo:paragraph-rsid="002ca020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27" style:family="paragraph" style:parent-style-name="Standard" style:list-style-name="L2">
      <loext:graphic-properties draw:fill="none"/>
      <style:paragraph-properties fo:margin-left="0.1866in" fo:margin-right="0in" fo:margin-top="0in" fo:margin-bottom="0in" loext:contextual-spacing="true" fo:line-height="115%" fo:text-align="start" style:justify-single-word="false" fo:text-indent="-0.1252in" style:auto-text-indent="false" fo:background-color="transparent" style:writing-mode="page">
        <style:tab-stops>
          <style:tab-stop style:position="0.1839in"/>
          <style:tab-stop style:position="0.4909in"/>
        </style:tab-stops>
      </style:paragraph-properties>
      <style:text-properties fo:color="#94070a" style:font-name="Montserrat" fo:font-size="9.5pt" fo:font-style="normal" style:text-underline-style="solid" style:text-underline-width="auto" style:text-underline-color="font-color" fo:font-weight="normal" officeooo:rsid="00174558" officeooo:paragraph-rsid="002ca020" style:font-size-asian="9.5pt" style:font-style-asian="italic" style:font-weight-asian="bold" style:font-size-complex="9.5pt" style:font-style-complex="italic" style:font-weight-complex="bold"/>
    </style:style>
    <style:style style:name="P28" style:family="paragraph" style:parent-style-name="Standard" style:list-style-name="L3">
      <loext:graphic-properties draw:fill="none"/>
      <style:paragraph-properties fo:margin-left="0.1866in" fo:margin-right="0in" fo:margin-top="0in" fo:margin-bottom="0in" loext:contextual-spacing="true" fo:line-height="115%" fo:text-align="start" style:justify-single-word="false" fo:text-indent="-0.1252in" style:auto-text-indent="false" fo:background-color="transparent" style:writing-mode="page">
        <style:tab-stops>
          <style:tab-stop style:position="0.0701in"/>
        </style:tab-stops>
      </style:paragraph-properties>
      <style:text-properties style:font-name="Montserrat" fo:font-size="9.5pt" fo:font-style="normal" fo:font-weight="normal" officeooo:rsid="00667937" officeooo:paragraph-rsid="00667937" style:font-size-asian="9.5pt" style:font-style-asian="normal" style:font-weight-asian="normal" style:font-size-complex="9.5pt" style:font-style-complex="normal" style:font-weight-complex="normal"/>
    </style:style>
    <style:style style:name="P29" style:family="paragraph" style:parent-style-name="Standard" style:list-style-name="L3">
      <loext:graphic-properties draw:fill="none"/>
      <style:paragraph-properties fo:margin-left="0.1866in" fo:margin-right="0in" fo:margin-top="0in" fo:margin-bottom="0in" loext:contextual-spacing="true" fo:line-height="115%" fo:text-align="start" style:justify-single-word="false" fo:text-indent="-0.1252in" style:auto-text-indent="false" fo:background-color="transparent" style:writing-mode="page">
        <style:tab-stops>
          <style:tab-stop style:position="0.0701in"/>
        </style:tab-stops>
      </style:paragraph-properties>
      <style:text-properties style:font-name="Montserrat" fo:font-size="9.5pt" fo:font-style="normal" fo:font-weight="normal" officeooo:rsid="0067c9e7" officeooo:paragraph-rsid="0067c9e7" style:font-size-asian="9.5pt" style:font-style-asian="normal" style:font-weight-asian="normal" style:font-size-complex="9.5pt" style:font-style-complex="normal" style:font-weight-complex="normal"/>
    </style:style>
    <style:style style:name="P30" style:family="paragraph" style:parent-style-name="Standard" style:list-style-name="L2">
      <loext:graphic-properties draw:fill="none"/>
      <style:paragraph-properties fo:margin-left="0.0618in" fo:margin-right="0in" fo:margin-top="0in" fo:margin-bottom="0in" loext:contextual-spacing="true" fo:line-height="115%" fo:text-align="start" style:justify-single-word="false" fo:text-indent="0in" style:auto-text-indent="false" fo:background-color="transparent" style:writing-mode="page">
        <style:tab-stops>
          <style:tab-stop style:position="0.1839in"/>
          <style:tab-stop style:position="0.4909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251884" officeooo:paragraph-rsid="002ca020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31" style:family="paragraph" style:parent-style-name="Standard" style:list-style-name="L3">
      <loext:graphic-properties draw:fill="none"/>
      <style:paragraph-properties fo:margin-left="0.5in" fo:margin-right="0in" fo:margin-top="0in" fo:margin-bottom="0in" loext:contextual-spacing="true" fo:line-height="115%" fo:text-align="start" style:justify-single-word="false" fo:text-indent="-0.25in" style:auto-text-indent="false" fo:background-color="transparent" style:writing-mode="page">
        <style:tab-stops>
          <style:tab-stop style:position="1.2543in"/>
        </style:tab-stops>
      </style:paragraph-properties>
      <style:text-properties style:font-name="Montserrat" fo:font-size="9pt" fo:font-style="normal" fo:font-weight="normal" officeooo:rsid="00174558" officeooo:paragraph-rsid="0006e304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 style:list-style-name="L2">
      <loext:graphic-properties draw:fill="none"/>
      <style:paragraph-properties fo:margin-top="0in" fo:margin-bottom="0in" loext:contextual-spacing="true" fo:line-height="115%" fo:text-align="start" style:justify-single-word="false" fo:background-color="transparent" style:writing-mode="page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officeooo:rsid="00251884" officeooo:paragraph-rsid="0006e304" style:text-blinking="false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4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font-name="Montserrat" fo:font-size="9.5pt" fo:font-style="normal" style:text-underline-style="none" fo:font-weight="normal" officeooo:rsid="006a41c3" officeooo:paragraph-rsid="006a41c3" style:font-size-asian="9.5pt" style:font-style-asian="normal" style:font-weight-asian="normal" style:font-size-complex="9.5pt" style:font-style-complex="normal" style:font-weight-complex="normal"/>
    </style:style>
    <style:style style:name="P34" style:family="paragraph" style:parent-style-name="Standard" style:list-style-name="L4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font-name="Montserrat" fo:font-size="9.5pt" fo:font-style="normal" style:text-underline-style="solid" style:text-underline-width="auto" style:text-underline-color="font-color" fo:font-weight="normal" officeooo:rsid="0057e8cb" officeooo:paragraph-rsid="0057e8cb" style:font-size-asian="9.5pt" style:font-style-asian="normal" style:font-weight-asian="normal" style:font-size-complex="9.5pt" style:font-style-complex="normal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557ca0" officeooo:paragraph-rsid="00557ca0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5930e7" officeooo:paragraph-rsid="005930e7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37" style:family="paragraph" style:parent-style-name="Standard" style:list-style-name="L4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5a79a6" officeooo:paragraph-rsid="005a79a6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38" style:family="paragraph" style:parent-style-name="Standard" style:list-style-name="L4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061in"/>
        </style:tab-stops>
      </style:paragraph-properties>
      <style:text-properties fo:font-variant="normal" fo:text-transform="none" fo:color="#000000" style:text-line-through-style="none" style:text-line-through-type="none" style:font-name="Montserrat" fo:font-size="9.5pt" fo:font-style="normal" style:text-underline-style="none" fo:font-weight="normal" officeooo:rsid="00251884" officeooo:paragraph-rsid="00557ca0" style:text-blinking="false" fo:background-color="transparent" style:font-size-asian="9.5pt" style:font-style-asian="italic" style:font-weight-asian="normal" style:font-size-complex="9.5pt" style:font-style-complex="italic" style:font-weight-complex="normal"/>
    </style:style>
    <style:style style:name="P39" style:family="paragraph" style:parent-style-name="Standard" style:list-style-name="L6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1839in"/>
        </style:tab-stops>
      </style:paragraph-properties>
      <style:text-properties style:font-name="Montserrat" fo:font-size="9.5pt" fo:font-style="normal" fo:font-weight="normal" officeooo:rsid="0028fe28" officeooo:paragraph-rsid="00557ca0" style:font-size-asian="9.5pt" style:font-style-asian="normal" style:font-weight-asian="normal" style:font-size-complex="9.5pt" style:font-style-complex="normal" style:font-weight-complex="normal"/>
    </style:style>
    <style:style style:name="P40" style:family="paragraph" style:parent-style-name="Standard" style:list-style-name="L6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1839in"/>
        </style:tab-stops>
      </style:paragraph-properties>
      <style:text-properties style:font-name="Montserrat" fo:font-size="9.5pt" fo:font-style="italic" fo:font-weight="normal" officeooo:rsid="00174558" officeooo:paragraph-rsid="00557ca0" style:font-size-asian="9.5pt" style:font-style-asian="italic" style:font-weight-asian="normal" style:font-size-complex="9.5pt" style:font-style-complex="italic" style:font-weight-complex="normal"/>
    </style:style>
    <style:style style:name="P41" style:family="paragraph" style:parent-style-name="Standard" style:list-style-name="L6">
      <loext:graphic-properties draw:fill="none"/>
      <style:paragraph-properties fo:margin-left="0.3118in" fo:margin-right="0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1839in"/>
        </style:tab-stops>
      </style:paragraph-properties>
      <style:text-properties style:font-name="Montserrat" fo:font-size="9.5pt" fo:font-style="italic" fo:font-weight="normal" officeooo:rsid="000f9136" officeooo:paragraph-rsid="00557ca0" style:font-size-asian="9.5pt" style:font-style-asian="italic" style:font-weight-asian="normal" style:font-size-complex="9.5pt" style:font-style-complex="italic" style:font-weight-complex="normal"/>
    </style:style>
    <style:style style:name="P42" style:family="paragraph" style:parent-style-name="Standard" style:list-style-name="L5">
      <loext:graphic-properties draw:fill="none"/>
      <style:paragraph-properties fo:margin-left="0.3118in" fo:margin-right="0.0618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1228in"/>
        </style:tab-stops>
      </style:paragraph-properties>
      <style:text-properties style:font-name="Montserrat" fo:font-size="9.5pt" officeooo:rsid="00462f3f" officeooo:paragraph-rsid="00557ca0" style:font-size-asian="9.5pt" style:font-size-complex="9.5pt"/>
    </style:style>
    <style:style style:name="P43" style:family="paragraph" style:parent-style-name="Standard" style:list-style-name="L5">
      <loext:graphic-properties draw:fill="none"/>
      <style:paragraph-properties fo:margin-left="0.3118in" fo:margin-right="0.0618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1228in"/>
        </style:tab-stops>
      </style:paragraph-properties>
      <style:text-properties style:font-name="Montserrat" fo:font-size="9.5pt" officeooo:rsid="004bef0b" officeooo:paragraph-rsid="00557ca0" style:font-size-asian="9.5pt" style:font-size-complex="9.5pt"/>
    </style:style>
    <style:style style:name="P44" style:family="paragraph" style:parent-style-name="Standard" style:list-style-name="L5">
      <loext:graphic-properties draw:fill="none"/>
      <style:paragraph-properties fo:margin-left="0.3118in" fo:margin-right="0.0618in" fo:margin-top="0.0201in" fo:margin-bottom="0in" loext:contextual-spacing="false" fo:line-height="115%" fo:text-align="start" style:justify-single-word="false" fo:text-indent="-0.1252in" style:auto-text-indent="false" fo:background-color="transparent" style:writing-mode="page">
        <style:tab-stops>
          <style:tab-stop style:position="0.1228in"/>
        </style:tab-stops>
      </style:paragraph-properties>
      <style:text-properties style:font-name="Montserrat" fo:font-size="9.5pt" officeooo:rsid="00451d8e" officeooo:paragraph-rsid="00557ca0" style:font-size-asian="9.5pt" style:font-size-complex="9.5pt"/>
    </style:style>
    <style:style style:name="P45" style:family="paragraph" style:parent-style-name="Standard" style:list-style-name="L5">
      <loext:graphic-properties draw:fill="none"/>
      <style:paragraph-properties fo:margin-left="0.5402in" fo:margin-right="0in" fo:line-height="115%" fo:text-align="start" style:justify-single-word="false" fo:text-indent="-0.25in" style:auto-text-indent="false" fo:background-color="transparent" style:writing-mode="page"/>
      <style:text-properties style:font-name="Montserrat" fo:font-size="9.5pt" fo:font-style="italic" fo:font-weight="normal" officeooo:rsid="002bd3fb" officeooo:paragraph-rsid="00557ca0" style:font-size-asian="9.5pt" style:font-style-asian="italic" style:font-weight-asian="normal" style:font-size-complex="9.5pt" style:font-style-complex="italic" style:font-weight-complex="normal"/>
    </style:style>
    <style:style style:name="P46" style:family="paragraph" style:parent-style-name="Standard" style:list-style-name="L6">
      <loext:graphic-properties draw:fill="none"/>
      <style:paragraph-properties fo:margin-left="0.5402in" fo:margin-right="0in" fo:line-height="115%" fo:text-align="start" style:justify-single-word="false" fo:text-indent="-0.25in" style:auto-text-indent="false" fo:background-color="transparent" style:writing-mode="page"/>
      <style:text-properties fo:font-variant="normal" fo:text-transform="none" fo:color="#000000" style:text-line-through-style="none" style:text-line-through-type="none" style:font-name="Montserrat" fo:font-size="9.5pt" fo:letter-spacing="normal" fo:font-style="normal" style:text-underline-style="none" fo:font-weight="normal" officeooo:rsid="004eb81b" officeooo:paragraph-rsid="00557ca0" style:text-blinking="false" fo:background-color="transparent" style:font-size-asian="9.5pt" style:font-style-asian="normal" style:font-weight-asian="normal" style:font-size-complex="9.5pt" style:font-style-complex="normal" style:font-weight-complex="normal"/>
    </style:style>
    <style:style style:name="P47" style:family="paragraph" style:parent-style-name="Table_20_Contents" style:list-style-name="L1">
      <loext:graphic-properties draw:fill="none"/>
      <style:paragraph-properties fo:margin-left="0.5618in" fo:margin-right="0in" fo:margin-top="0.0402in" fo:margin-bottom="0in" loext:contextual-spacing="false" fo:line-height="115%" fo:text-align="start" style:justify-single-word="false" fo:text-indent="-0.4366in" style:auto-text-indent="false" fo:background-color="transparent" text:number-lines="false" text:line-number="0" style:writing-mode="page">
        <style:tab-stops>
          <style:tab-stop style:position="-0.3071in"/>
        </style:tab-stops>
      </style:paragraph-properties>
      <style:text-properties style:font-name="Montserrat" fo:font-size="9.5pt" officeooo:rsid="00557ca0" officeooo:paragraph-rsid="000a94a0" style:font-size-asian="9.5pt" style:font-size-complex="9.5pt"/>
    </style:style>
    <style:style style:name="P48" style:family="paragraph" style:parent-style-name="Table_20_Contents" style:list-style-name="L1">
      <loext:graphic-properties draw:fill="none"/>
      <style:paragraph-properties fo:margin-left="0.5618in" fo:margin-right="0in" fo:margin-top="0.0402in" fo:margin-bottom="0in" loext:contextual-spacing="false" fo:line-height="115%" fo:text-align="start" style:justify-single-word="false" fo:text-indent="-0.4366in" style:auto-text-indent="false" fo:background-color="transparent" text:number-lines="false" text:line-number="0" style:writing-mode="page">
        <style:tab-stops>
          <style:tab-stop style:position="-0.3071in"/>
        </style:tab-stops>
      </style:paragraph-properties>
      <style:text-properties style:font-name="Montserrat" fo:font-size="9.5pt" officeooo:rsid="00557ca0" officeooo:paragraph-rsid="00557ca0" style:font-size-asian="9.5pt" style:font-size-complex="9.5pt"/>
    </style:style>
    <style:style style:name="P49" style:family="paragraph" style:parent-style-name="Table_20_Contents" style:list-style-name="L1">
      <loext:graphic-properties draw:fill="none"/>
      <style:paragraph-properties fo:margin-left="0.5618in" fo:margin-right="0in" fo:margin-top="0.0402in" fo:margin-bottom="0in" loext:contextual-spacing="false" fo:line-height="115%" fo:text-align="start" style:justify-single-word="false" fo:text-indent="-0.4366in" style:auto-text-indent="false" fo:background-color="transparent" text:number-lines="false" text:line-number="0" style:writing-mode="page">
        <style:tab-stops>
          <style:tab-stop style:position="-0.3071in"/>
        </style:tab-stops>
      </style:paragraph-properties>
      <style:text-properties style:font-name="Montserrat" fo:font-size="9.5pt" officeooo:rsid="005b5ef7" officeooo:paragraph-rsid="005b5ef7" style:font-size-asian="9.5pt" style:font-size-complex="9.5pt"/>
    </style:style>
    <style:style style:name="P50" style:family="paragraph" style:parent-style-name="Table_20_Contents" style:list-style-name="L1">
      <loext:graphic-properties draw:fill="none"/>
      <style:paragraph-properties fo:margin-left="0.5618in" fo:margin-right="0in" fo:margin-top="0.0402in" fo:margin-bottom="0in" loext:contextual-spacing="false" fo:line-height="115%" fo:text-align="start" style:justify-single-word="false" fo:text-indent="-0.4366in" style:auto-text-indent="false" fo:background-color="transparent" text:number-lines="false" text:line-number="0" style:writing-mode="page">
        <style:tab-stops>
          <style:tab-stop style:position="-0.3071in"/>
        </style:tab-stops>
      </style:paragraph-properties>
      <style:text-properties style:font-name="Montserrat" fo:font-size="9.5pt" officeooo:rsid="005df7cf" officeooo:paragraph-rsid="005df7cf" style:font-size-asian="9.5pt" style:font-size-complex="9.5pt"/>
    </style:style>
    <style:style style:name="P51" style:family="paragraph" style:parent-style-name="Table_20_Contents">
      <style:paragraph-properties fo:margin-top="0.0598in" fo:margin-bottom="0.1598in" loext:contextual-spacing="false" fo:text-align="center" style:justify-single-word="false"/>
      <style:text-properties officeooo:paragraph-rsid="0068bf56"/>
    </style:style>
    <style:style style:name="P52" style:family="paragraph">
      <loext:graphic-properties draw:fill-color="#000000"/>
      <style:paragraph-properties fo:text-align="center"/>
      <style:text-properties fo:font-size="12pt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251884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0e7cd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officeooo:rsid="00667937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57ca0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8a4b7" style:text-blinking="false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557ca0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5930e7" style:text-blinking="false" fo:background-color="transparent" loext:char-shading-value="0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8fe28" style:font-style-asian="normal" style:font-style-complex="normal"/>
    </style:style>
    <style:style style:name="T13" style:family="text">
      <style:text-properties fo:font-style="normal" officeooo:rsid="002c1be2" style:font-style-asian="normal" style:font-style-complex="normal"/>
    </style:style>
    <style:style style:name="T14" style:family="text">
      <style:text-properties fo:font-style="normal" officeooo:rsid="002e1b25" style:font-style-asian="normal" style:font-style-complex="normal"/>
    </style:style>
    <style:style style:name="T15" style:family="text">
      <style:text-properties fo:font-style="normal" officeooo:rsid="0024a193" style:font-style-asian="normal" style:font-style-complex="normal"/>
    </style:style>
    <style:style style:name="T16" style:family="text">
      <style:text-properties officeooo:rsid="0006f0d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c1be2"/>
    </style:style>
    <style:style style:name="T19" style:family="text">
      <style:text-properties officeooo:rsid="000e7cd5"/>
    </style:style>
    <style:style style:name="T20" style:family="text">
      <style:text-properties fo:color="#000000" style:font-name="Montserrat" fo:font-size="10pt" officeooo:rsid="002cd453" style:font-size-asian="10pt" style:font-size-complex="10pt"/>
    </style:style>
    <style:style style:name="T21" style:family="text">
      <style:text-properties fo:color="#000000" fo:font-size="10pt" officeooo:rsid="002cd453" style:font-size-asian="10pt" style:font-size-complex="10pt"/>
    </style:style>
    <style:style style:name="T22" style:family="text">
      <style:text-properties fo:color="#000000" style:font-name="Montserrat" fo:font-size="10pt" officeooo:rsid="002cd453" style:font-size-asian="10pt" style:font-size-complex="10pt"/>
    </style:style>
    <style:style style:name="T23" style:family="text">
      <style:text-properties fo:color="#000000" style:font-name="Montserrat" fo:font-size="12pt" officeooo:rsid="002cd453" style:font-size-asian="12pt" style:font-size-complex="12pt"/>
    </style:style>
    <style:style style:name="T24" style:family="text">
      <style:text-properties fo:color="#000000" style:font-name="Montserrat" officeooo:rsid="002cd453"/>
    </style:style>
    <style:style style:name="T25" style:family="text">
      <style:text-properties fo:font-size="9.5pt" fo:font-weight="normal" style:font-size-asian="9.5pt" style:font-weight-asian="normal" style:font-size-complex="9.5pt" style:font-weight-complex="normal"/>
    </style:style>
    <style:style style:name="T26" style:family="text">
      <style:text-properties fo:font-size="9.5pt" fo:font-style="normal" fo:font-weight="normal" style:font-size-asian="9.5pt" style:font-style-asian="normal" style:font-weight-asian="normal" style:font-size-complex="9.5pt" style:font-style-complex="normal" style:font-weight-complex="normal"/>
    </style:style>
    <style:style style:name="T27" style:family="text">
      <style:text-properties officeooo:rsid="0048970e"/>
    </style:style>
    <style:style style:name="T28" style:family="text">
      <style:text-properties officeooo:rsid="004a1642"/>
    </style:style>
    <style:style style:name="T29" style:family="text">
      <style:text-properties officeooo:rsid="004bb36f"/>
    </style:style>
    <style:style style:name="T30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style:text-line-through-style="none" style:text-line-through-type="none" style:text-underline-style="none" officeooo:rsid="005930e7" style:text-blinking="false" fo:background-color="transparent" loext:char-shading-value="0"/>
    </style:style>
    <style:style style:name="T32" style:family="text">
      <style:text-properties style:text-line-through-style="none" style:text-line-through-type="none" style:text-underline-style="none" officeooo:rsid="005c4f42" style:text-blinking="false" fo:background-color="transparent" loext:char-shading-value="0"/>
    </style:style>
    <style:style style:name="T33" style:family="text">
      <style:text-properties style:text-line-through-style="none" style:text-line-through-type="none" style:text-underline-style="none" officeooo:rsid="006a41c3" style:text-blinking="false" fo:background-color="transparent" loext:char-shading-value="0"/>
    </style:style>
    <style:style style:name="T34" style:family="text">
      <style:text-properties officeooo:rsid="005a79a6"/>
    </style:style>
    <style:style style:name="T35" style:family="text">
      <style:text-properties fo:color="#94070a" style:font-name="Montserrat" fo:font-size="10pt" officeooo:rsid="002cd453" style:font-size-asian="10pt" style:font-size-complex="10pt"/>
    </style:style>
    <style:style style:name="T36" style:family="text">
      <style:text-properties fo:color="#94070a" fo:font-size="10pt" officeooo:rsid="002cd453" style:font-size-asian="10pt" style:font-size-complex="10pt"/>
    </style:style>
    <style:style style:name="T37" style:family="text">
      <style:text-properties fo:color="#94070a" style:font-name="Montserrat" fo:font-size="10pt" officeooo:rsid="002cd453" style:font-size-asian="10pt" style:font-size-complex="10pt"/>
    </style:style>
    <style:style style:name="T38" style:family="text">
      <style:text-properties fo:color="#94070a" style:font-name="Montserrat" officeooo:rsid="002cd453"/>
    </style:style>
    <style:style style:name="T39" style:family="text">
      <style:text-properties fo:color="#94070a" style:font-name="Montserrat" fo:font-size="12pt" officeooo:rsid="002cd453" style:font-size-asian="12pt" style:font-size-complex="12pt"/>
    </style:style>
    <style:style style:name="T40" style:family="text">
      <style:text-properties fo:color="#94070a" style:font-name="Montserrat" fo:font-size="12pt" officeooo:rsid="003a0cd8" style:font-size-asian="12pt" style:font-size-complex="12pt"/>
    </style:style>
    <style:style style:name="T41" style:family="text">
      <style:text-properties fo:color="#94070a" style:font-name="Montserrat" fo:font-size="12pt" officeooo:rsid="0068bf56" style:font-size-asian="12pt" style:font-size-complex="12pt"/>
    </style:style>
    <style:style style:name="T42" style:family="text">
      <style:text-properties fo:color="#0066b3" style:font-name="Montserrat" fo:font-size="10pt" officeooo:rsid="0068bf56" style:font-size-asian="10pt" style:font-size-complex="10pt"/>
    </style:style>
    <style:style style:name="T43" style:family="text">
      <style:text-properties fo:color="#0066b3" style:font-name="Montserrat" fo:font-size="10pt" officeooo:rsid="002cd453" style:font-size-asian="10pt" style:font-size-complex="10pt"/>
    </style:style>
    <style:style style:name="T44" style:family="text">
      <style:text-properties fo:color="#0066b3" style:font-name="Montserrat" fo:font-size="10pt" officeooo:rsid="0006cdff" style:font-size-asian="10pt" style:font-size-complex="10pt"/>
    </style:style>
    <style:style style:name="T45" style:family="text">
      <style:text-properties fo:color="#0066b3" style:font-name="Montserrat" fo:font-size="10pt" officeooo:rsid="0006e304" style:font-size-asian="10pt" style:font-size-complex="10pt"/>
    </style:style>
    <style:style style:name="T46" style:family="text">
      <style:text-properties fo:color="#0066b3" style:font-name="Montserrat" fo:font-size="10pt" officeooo:rsid="003a0cd8" style:font-size-asian="10pt" style:font-size-complex="10pt"/>
    </style:style>
    <style:style style:name="T47" style:family="text">
      <style:text-properties fo:color="#0066b3" fo:font-size="10pt" officeooo:rsid="002cd453" style:font-size-asian="10pt" style:font-size-complex="10pt"/>
    </style:style>
    <style:style style:name="T48" style:family="text">
      <style:text-properties fo:color="#0066b3" fo:font-size="10pt" officeooo:rsid="0006cdff" style:font-size-asian="10pt" style:font-size-complex="10pt"/>
    </style:style>
    <style:style style:name="T49" style:family="text">
      <style:text-properties fo:color="#0066b3" fo:font-size="10pt" officeooo:rsid="0006e304" style:font-size-asian="10pt" style:font-size-complex="10pt"/>
    </style:style>
    <style:style style:name="T50" style:family="text">
      <style:text-properties fo:color="#0066b3" fo:font-size="10pt" officeooo:rsid="003a0cd8" style:font-size-asian="10pt" style:font-size-complex="10pt"/>
    </style:style>
    <style:style style:name="T51" style:family="text">
      <style:text-properties fo:color="#0066b3" fo:font-size="10pt" officeooo:rsid="0068bf56" style:font-size-asian="10pt" style:font-size-complex="10pt"/>
    </style:style>
    <style:style style:name="T52" style:family="text">
      <style:text-properties fo:color="#0066b3" style:font-name="Montserrat" fo:font-size="10pt" officeooo:rsid="002cd453" style:font-size-asian="10pt" style:font-size-complex="10pt"/>
    </style:style>
    <style:style style:name="T53" style:family="text">
      <style:text-properties fo:color="#0066b3" style:font-name="Montserrat" fo:font-size="10pt" officeooo:rsid="0006cdff" style:font-size-asian="10pt" style:font-size-complex="10pt"/>
    </style:style>
    <style:style style:name="T54" style:family="text">
      <style:text-properties fo:color="#0066b3" style:font-name="Montserrat" fo:font-size="10pt" officeooo:rsid="0006e304" style:font-size-asian="10pt" style:font-size-complex="10pt"/>
    </style:style>
    <style:style style:name="T55" style:family="text">
      <style:text-properties fo:color="#0066b3" style:font-name="Montserrat" fo:font-size="10pt" officeooo:rsid="003a0cd8" style:font-size-asian="10pt" style:font-size-complex="10pt"/>
    </style:style>
    <style:style style:name="T56" style:family="text">
      <style:text-properties fo:color="#0066b3" style:font-name="Montserrat" fo:font-size="10pt" officeooo:rsid="0068bf56" style:font-size-asian="10pt" style:font-size-complex="10pt"/>
    </style:style>
    <style:style style:name="T57" style:family="text">
      <style:text-properties fo:color="#0066b3" style:font-name="Montserrat" fo:font-size="12pt" officeooo:rsid="0068bf56" style:font-size-asian="12pt" style:font-size-complex="12pt"/>
    </style:style>
    <style:style style:name="T58" style:family="text">
      <style:text-properties fo:color="#0066b3" style:font-name="Montserrat" fo:font-size="12pt" officeooo:rsid="002cd453" style:font-size-asian="12pt" style:font-size-complex="12pt"/>
    </style:style>
    <style:style style:name="T59" style:family="text">
      <style:text-properties fo:color="#0066b3" style:font-name="Montserrat" fo:font-size="12pt" officeooo:rsid="0006cdff" style:font-size-asian="12pt" style:font-size-complex="12pt"/>
    </style:style>
    <style:style style:name="T60" style:family="text">
      <style:text-properties fo:color="#0066b3" style:font-name="Montserrat" fo:font-size="12pt" officeooo:rsid="0006e304" style:font-size-asian="12pt" style:font-size-complex="12pt"/>
    </style:style>
    <style:style style:name="T61" style:family="text">
      <style:text-properties fo:color="#0066b3" style:font-name="Montserrat" fo:font-size="12pt" officeooo:rsid="003a0cd8" style:font-size-asian="12pt" style:font-size-complex="12pt"/>
    </style:style>
    <style:style style:name="T62" style:family="text">
      <style:text-properties fo:color="#0066b3" style:font-name="Montserrat" officeooo:rsid="002cd453"/>
    </style:style>
    <style:style style:name="T63" style:family="text">
      <style:text-properties fo:color="#0066b3" style:font-name="Montserrat" officeooo:rsid="0006cdff"/>
    </style:style>
    <style:style style:name="T64" style:family="text">
      <style:text-properties fo:color="#0066b3" style:font-name="Montserrat" officeooo:rsid="0006e304"/>
    </style:style>
    <style:style style:name="T65" style:family="text">
      <style:text-properties fo:color="#0066b3" style:font-name="Montserrat" officeooo:rsid="003a0cd8"/>
    </style:style>
    <style:style style:name="T66" style:family="text">
      <style:text-properties fo:color="#0066b3" style:font-name="Montserrat" officeooo:rsid="0068bf56"/>
    </style:style>
    <style:style style:name="T67" style:family="text">
      <style:text-properties style:font-name="Montserrat"/>
    </style:style>
    <style:style style:name="T68" style:family="text">
      <style:text-properties style:font-name="Montserrat" fo:font-size="12pt" style:font-size-asian="12pt" style:font-size-complex="12pt"/>
    </style:style>
    <style:style style:name="T69" style:family="text">
      <style:text-properties fo:color="#21409a" style:font-name="Montserrat" fo:font-size="12pt" style:font-size-asian="12pt" style:font-size-complex="12pt"/>
    </style:style>
    <style:style style:name="T70" style:family="text">
      <style:text-properties fo:color="#21409a" style:font-name="Montserrat" fo:font-size="12pt" officeooo:rsid="0006cdff" style:font-size-asian="12pt" style:font-size-complex="12pt"/>
    </style:style>
    <style:style style:name="T71" style:family="text">
      <style:text-properties fo:color="#21409a" style:font-name="Montserrat" fo:font-size="12pt" officeooo:rsid="002cd453" style:font-size-asian="12pt" style:font-size-complex="12pt"/>
    </style:style>
    <style:style style:name="T72" style:family="text">
      <style:text-properties fo:color="#21409a" style:font-name="Montserrat" fo:font-size="12pt" officeooo:rsid="0006e304" style:font-size-asian="12pt" style:font-size-complex="12pt"/>
    </style:style>
    <style:style style:name="T73" style:family="text">
      <style:text-properties fo:color="#21409a" style:font-name="Montserrat" fo:font-size="12pt" officeooo:rsid="003a0cd8" style:font-size-asian="12pt" style:font-size-complex="12pt"/>
    </style:style>
    <style:style style:name="T74" style:family="text">
      <style:text-properties fo:color="#21409a" style:font-name="Montserrat" fo:font-size="12pt" officeooo:rsid="0068bf56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3">Logan Cooper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51"><draw:line text:anchor-type="paragraph" draw:z-index="3" draw:name="Shape2" draw:style-name="gr2" draw:text-style-name="P53" svg:x1="0.0791in" svg:y1="0.3047in" svg:x2="7.463in" svg:y2="0.3047in"><text:p/></draw:line><text:span text:style-name="T23">(323) 698-6487 </text:span><text:span text:style-name="T39">|</text:span><text:span text:style-name="T58"> </text:span><text:a xlink:type="simple" xlink:href="mailto:ldtcoop@gmail.com" text:style-name="Internet_20_link" text:visited-style-name="Visited_20_Internet_20_Link">l</text:a><text:a xlink:type="simple" xlink:href="mailto:ldtcoop@gmail.com" text:style-name="Internet_20_link" text:visited-style-name="Visited_20_Internet_20_Link">d</text:a><text:a xlink:type="simple" xlink:href="mailto:ldtcoop@gmail.com" text:style-name="Internet_20_link" text:visited-style-name="Visited_20_Internet_20_Link">tcoop@gmail.com</text:a><text:span text:style-name="T70"> </text:span><text:span text:style-name="T39">|</text:span><text:span text:style-name="T71"> </text:span><text:a xlink:type="simple" xlink:href="https://www.linkedin.com/in/ldtcoop/" text:style-name="Internet_20_link" text:visited-style-name="Visited_20_Internet_20_Link"><text:span text:style-name="T69">LinkedIn</text:span></text:a><text:span text:style-name="T72"> </text:span><text:span text:style-name="T39">|</text:span><text:span text:style-name="T71"> </text:span><text:a xlink:type="simple" xlink:href="https://github.com/ldtcooper" text:style-name="Internet_20_link" text:visited-style-name="Visited_20_Internet_20_Link"><text:span text:style-name="T69">GitHub</text:span></text:a><text:span text:style-name="T72"> </text:span><text:span text:style-name="T40">| </text:span><text:a xlink:type="simple" xlink:href="https://stackoverflow.com/users/7471822/ldtcoop" text:style-name="Internet_20_link" text:visited-style-name="Visited_20_Internet_20_Link"><text:span text:style-name="T74">Stack Overflow</text:span></text:a><text:span text:style-name="T73"> </text:span><text:span text:style-name="T41">|</text:span><text:span text:style-name="T73"> </text:span><text:a xlink:type="simple" xlink:href="http://logan-cooper.com/" text:style-name="Internet_20_link" text:visited-style-name="Visited_20_Internet_20_Link"><text:span text:style-name="T69">Portfolio</text:span></text:a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"/>
            <text:p text:style-name="P11">Skills</text:p>
            <text:list xml:id="list2684242019" text:style-name="L1">
              <text:list-item>
                <text:p text:style-name="P47">JavaScript</text:p>
                <text:list>
                  <text:list-item>
                    <text:p text:style-name="P48">React</text:p>
                  </text:list-item>
                  <text:list-item>
                    <text:p text:style-name="P48">Redux</text:p>
                  </text:list-item>
                  <text:list-item>
                    <text:p text:style-name="P48">D3</text:p>
                  </text:list-item>
                  <text:list-item>
                    <text:p text:style-name="P49">Node</text:p>
                  </text:list-item>
                  <text:list-item>
                    <text:p text:style-name="P49">Express</text:p>
                  </text:list-item>
                  <text:list-item>
                    <text:p text:style-name="P49">jQuery</text:p>
                  </text:list-item>
                </text:list>
              </text:list-item>
              <text:list-item>
                <text:p text:style-name="P48">HTML</text:p>
              </text:list-item>
              <text:list-item>
                <text:p text:style-name="P48">CSS</text:p>
                <text:list>
                  <text:list-item>
                    <text:p text:style-name="P48">SCSS</text:p>
                  </text:list-item>
                </text:list>
              </text:list-item>
              <text:list-item>
                <text:p text:style-name="P48">Ruby</text:p>
                <text:list>
                  <text:list-item>
                    <text:p text:style-name="P48">Ruby on Rails</text:p>
                  </text:list-item>
                </text:list>
              </text:list-item>
              <text:list-item>
                <text:p text:style-name="P48">Python</text:p>
              </text:list-item>
              <text:list-item>
                <text:p text:style-name="P50">SQL</text:p>
              </text:list-item>
            </text:list>
            <text:p text:style-name="P2"/>
            <text:p text:style-name="P9"><draw:line text:anchor-type="paragraph" draw:z-index="1" draw:name="Shape2" draw:style-name="gr2" draw:text-style-name="P53" svg:x1="0.0508in" svg:y1="0.0555in" svg:x2="2.0217in" svg:y2="0.0555in"><text:p/></draw:line></text:p>
            <text:p text:style-name="P9">Edu<text:span text:style-name="T16">cation</text:span></text:p>
            <text:p text:style-name="P5"><text:span text:style-name="T15">UC </text:span><text:span text:style-name="T11">Santa Cruz </text:span></text:p>
            <text:p text:style-name="P6">B.A. Global Economics</text:p>
            <text:list xml:id="list1905984137" text:style-name="L2">
              <text:list-item>
                <text:p text:style-name="P26">Graduated with honors</text:p>
              </text:list-item>
              <text:list-item>
                <text:p text:style-name="P27"><text:span text:style-name="T3">Capstone: </text:span><text:span text:style-name="T4">Used linear and logistic regression on</text:span><text:span text:style-name="T1"> 250,000 points of Census data to estimate the economic returns of bilingualism to U.S. immigrant</text:span><text:span text:style-name="T2">s.</text:span></text:p>
                <text:p text:style-name="P30"/>
              </text:list-item>
            </text:list>
            <text:p text:style-name="P8">App Academy</text:p>
            <text:p text:style-name="P7">2017</text:p>
            <text:list xml:id="list573151626" text:style-name="L3">
              <text:list-item>
                <text:p text:style-name="P28">Immersive web development bootcamp</text:p>
                <text:p text:style-name="P29"/>
                <text:p text:style-name="P31"/>
              </text:list-item>
            </text:list>
            <text:p text:style-name="P4"/>
            <text:list xml:id="list134118422749131" text:continue-list="list1905984137" text:style-name="L2">
              <text:list-header>
                <text:p text:style-name="P32"/>
              </text:list-header>
            </text:list>
            <text:p text:style-name="P1"/>
          </table:table-cell>
          <table:table-cell table:style-name="Table1.A1" office:value-type="string">
            <text:p text:style-name="P3"><draw:line text:anchor-type="paragraph" draw:z-index="0" draw:name="Shape1" draw:style-name="gr1" draw:text-style-name="P52" svg:x1="0.1398in" svg:y1="0.0091in" svg:x2="0.1398in" svg:y2="8.4508in"><text:p/></draw:line></text:p>
          </table:table-cell>
          <table:table-cell table:style-name="Table1.C3" office:value-type="string">
            <text:p text:style-name="P24">Experience</text:p>
            <text:p text:style-name="P15"><text:span text:style-name="T9">Forio</text:span><text:span text:style-name="T5"> | 201</text:span><text:span text:style-name="T6">8-Present</text:span><text:span text:style-name="T5"> | San Francisco, CA</text:span></text:p>
            <text:p text:style-name="P19">Software Developer</text:p>
            <text:list xml:id="list1557282354" text:style-name="L4">
              <text:list-item>
                <text:p text:style-name="P33">Developed React frontends for six educational simulations collectively worth over $990,000 in revenue.</text:p>
              </text:list-item>
              <text:list-item>
                <text:p text:style-name="P35">Spearheaded an initiative to translate two of our most popular simulations into Spanish, Portuguese, Japanese, and Chinese.</text:p>
              </text:list-item>
              <text:list-item>
                <text:p text:style-name="P34"><text:span text:style-name="T30">Implemented a </text:span><text:span text:style-name="T33">new</text:span><text:span text:style-name="T30"> file-</text:span><text:span text:style-name="T31">managment</text:span><text:span text:style-name="T30"> and permissions </text:span><text:span text:style-name="T32">frontend</text:span><text:span text:style-name="T30"> for our platform, Epicenter.</text:span></text:p>
              </text:list-item>
              <text:list-item>
                <text:p text:style-name="P36">Created a Node CLI to automatically generate boilerplate for new projects and React components, saving approximately one day of work per project.</text:p>
              </text:list-item>
              <text:list-item>
                <text:p text:style-name="P37">Contributed both bug fixes and new features to Forio’s D3-based open-source data visualization library, Contour.</text:p>
              </text:list-item>
            </text:list>
            <text:p text:style-name="P25"/>
            <text:p text:style-name="P15"><text:span text:style-name="T10">Destination Analysts through </text:span><text:span text:style-name="T8">P</text:span><text:span text:style-name="T7">remier Staffing</text:span><text:span text:style-name="T5"> | 2017 | San Francisco, CA</text:span></text:p>
            <text:p text:style-name="P20">Temporary Research Analyst</text:p>
            <text:list xml:id="list134118582182397" text:continue-numbering="true" text:style-name="L4">
              <text:list-item>
                <text:p text:style-name="P38">Improved analysis of 11,000 points of string data by cleaning and visualizing data in Python.</text:p>
              </text:list-item>
              <text:list-item>
                <text:p text:style-name="P38">Provided editorial support for quantitative market research reports worth over $52,000 in revenue.</text:p>
              </text:list-item>
            </text:list>
            <text:p text:style-name="P14"/>
            <text:p text:style-name="P12"><draw:line text:anchor-type="paragraph" draw:z-index="2" draw:name="Shape3" draw:style-name="gr2" draw:text-style-name="P54" svg:x1="0.1205in" svg:y1="0.1996in" svg:x2="5.1886in" svg:y2="0.1996in"><text:p/></draw:line></text:p>
            <text:p text:style-name="P12"><text:span text:style-name="T34">Personal </text:span>Projects</text:p>
            <text:p text:style-name="P21">Alchemy Chart<text:span text:style-name="T17"> [PostgreSQL, Rails, React, Redux, Recharts]</text:span></text:p>
            <text:p text:style-name="P23"><text:a xlink:type="simple" xlink:href="https://alchemychart.herokuapp.com/#/login" text:style-name="Internet_20_link" text:visited-style-name="Visited_20_Internet_20_Link"><text:span text:style-name="T25">Live</text:span></text:a><text:span text:style-name="T25"> | </text:span><text:a xlink:type="simple" xlink:href="https://github.com/ldtcooper/alchemy-chart" text:style-name="Internet_20_link" text:visited-style-name="Visited_20_Internet_20_Link"><text:span text:style-name="T25">GitHub</text:span></text:a></text:p>
            <text:p text:style-name="P22"><text:span text:style-name="T19">D</text:span>ata visualization app based off of Chartio <text:span text:style-name="T19">allowing users to upload data and explore it with charts</text:span></text:p>
            <text:list xml:id="list3113016765" text:style-name="L5">
              <text:list-item>
                <text:p text:style-name="P42">Utilized Recharts’ <text:span text:style-name="T28">functionality</text:span> along with Redu<text:span text:style-name="T29">x state management</text:span> to allow <text:span text:style-name="T27">for real-time data exploration.</text:span></text:p>
              </text:list-item>
              <text:list-item>
                <text:p text:style-name="P43">Wrote parsing function that uses regular expressions to differentiate between data types before piping data into Recharts.</text:p>
              </text:list-item>
              <text:list-item>
                <text:p text:style-name="P44">Constrained uploads by file type and size to prevent extraneous AJAX requests with bad data.</text:p>
                <text:p text:style-name="P45"/>
              </text:list-item>
            </text:list>
            <text:p text:style-name="P16">The Price of War<text:span text:style-name="T17"> [JavaScript, d3, Datamaps]</text:span></text:p>
            <text:p text:style-name="P18"><text:a xlink:type="simple" xlink:href="http://logan-cooper.com/arms-trade-viz/" text:style-name="Internet_20_link" text:visited-style-name="Visited_20_Internet_20_Link"><text:span text:style-name="T26">Live</text:span></text:a><text:span text:style-name="T26"> | </text:span><text:a xlink:type="simple" xlink:href="https://github.com/ldtcooper/arms-trade-viz" text:style-name="Internet_20_link" text:visited-style-name="Visited_20_Internet_20_Link"><text:span text:style-name="T26">GitHub</text:span></text:a></text:p>
            <text:p text:style-name="P17">Interactive map illustrating the United States’ role in the global arms trade</text:p>
            <text:list xml:id="list2648587652" text:style-name="L6">
              <text:list-item>
                <text:p text:style-name="P39">Created a choropleth <text:span text:style-name="T18">(a map showing different values in darker or lighter colors)</text:span> <text:span text:style-name="T18">on a logarithmic scale </text:span>to illustrate international weapons flows.</text:p>
              </text:list-item>
              <text:list-item>
                <text:p text:style-name="P40"><text:span text:style-name="T11">Extended Datamaps</text:span><text:span text:style-name="T12"> </text:span><text:span text:style-name="T11">functionality with custom d3 and DOM event handlers </text:span><text:span text:style-name="T13">to </text:span><text:span text:style-name="T14">implement new interactive features.</text:span></text:p>
              </text:list-item>
              <text:list-item>
                <text:p text:style-name="P41"><text:span text:style-name="T14">E</text:span><text:span text:style-name="T11">nsured responsiveness and interactivity across a variety of screen sizes.</text:span></text:p>
                <text:p text:style-name="P4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28:38.001034000</meta:creation-date>
    <dc:date>2019-07-15T13:41:16.860417348</dc:date>
    <meta:editing-duration>PT6H18M25S</meta:editing-duration>
    <meta:editing-cycles>53</meta:editing-cycles>
    <meta:generator>LibreOffice/5.4.1.2$MacOSX_X86_64 LibreOffice_project/ea7cb86e6eeb2bf3a5af73a8f7777ac570321527</meta:generator>
    <meta:document-statistic meta:table-count="1" meta:image-count="0" meta:object-count="0" meta:page-count="1" meta:paragraph-count="56" meta:word-count="381" meta:character-count="2369" meta:non-whitespace-character-count="2073"/>
  </office:meta>
</office:document-meta>
</file>